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fo:color="#0000ff" style:font-weight-asian="normal"/>
    </style:style>
    <style:style style:name="P2" style:family="paragraph" style:parent-style-name="Standard">
      <style:text-properties fo:color="#0000ff" style:font-name="Liberation Sans"/>
    </style:style>
    <style:style style:name="P3" style:family="paragraph" style:parent-style-name="Standard">
      <style:paragraph-properties fo:text-align="center" style:justify-single-word="false"/>
      <style:text-properties fo:color="#0000ff" style:font-name="DejaVu Serif" fo:font-weight="bold" style:font-weight-asian="bold" style:font-weight-complex="bold"/>
    </style:style>
    <style:style style:name="P4" style:family="paragraph" style:parent-style-name="Standard">
      <style:text-properties fo:color="#0000ff" style:font-name="DejaVu Serif" fo:font-size="9pt" style:font-size-asian="9pt" style:font-size-complex="9pt"/>
    </style:style>
    <style:style style:name="P5" style:family="paragraph" style:parent-style-name="Standard">
      <style:paragraph-properties fo:margin-left="1.251cm" fo:margin-right="0cm" fo:text-indent="0cm" style:auto-text-indent="false"/>
      <style:text-properties fo:color="#0000ff" style:font-name="DejaVu Serif" fo:font-size="11pt" style:text-underline-style="none" fo:font-weight="bold" style:font-size-asian="11pt" style:font-weight-asian="bold" style:font-size-complex="11pt" style:font-weight-complex="bold"/>
    </style:style>
    <style:style style:name="P6" style:family="paragraph" style:parent-style-name="Standard">
      <style:paragraph-properties fo:margin-left="1.251cm" fo:margin-right="0cm" fo:text-indent="0cm" style:auto-text-indent="false"/>
      <style:text-properties fo:color="#0000ff" style:font-name="DejaVu Serif" fo:font-size="9pt" style:text-underline-style="none" fo:font-weight="normal" style:font-size-asian="9pt" style:font-weight-asian="normal" style:font-size-complex="9pt" style:font-weight-complex="normal"/>
    </style:style>
    <style:style style:name="P7" style:family="paragraph" style:parent-style-name="Standard">
      <style:paragraph-properties fo:margin-left="3.752cm" fo:margin-right="0cm" fo:text-indent="-0.635cm" style:auto-text-indent="false"/>
      <style:text-properties fo:color="#0000ff" style:font-name="DejaVu Serif" fo:font-size="9pt" style:text-underline-style="none" fo:font-weight="normal" style:font-size-asian="9pt" style:font-weight-asian="normal" style:font-size-complex="9pt" style:font-weight-complex="normal"/>
    </style:style>
    <style:style style:name="P8" style:family="paragraph" style:parent-style-name="Standard">
      <style:paragraph-properties fo:margin-left="5.002cm" fo:margin-right="0cm" fo:text-align="start" style:justify-single-word="false" fo:text-indent="0cm" style:auto-text-indent="false" style:text-autospace="none"/>
      <style:text-properties fo:color="#000080" style:font-name="DejaVu Serif" fo:font-size="9pt" style:font-name-asian="Monospace" style:font-size-asian="9pt" style:font-name-complex="Monospace" style:font-size-complex="9pt"/>
    </style:style>
    <style:style style:name="P9" style:family="paragraph" style:parent-style-name="Standard">
      <style:paragraph-properties fo:margin-left="5.002cm" fo:margin-right="0cm" fo:text-align="start" style:justify-single-word="false" fo:text-indent="0cm" style:auto-text-indent="false" style:text-autospace="none"/>
      <style:text-properties fo:color="#808080" style:font-name="DejaVu Serif" fo:font-size="10pt" style:font-name-asian="Monospace" style:font-size-asian="10pt" style:font-name-complex="Monospace" style:font-size-complex="10pt"/>
    </style:style>
    <style:style style:name="P10" style:family="paragraph" style:parent-style-name="Standard">
      <style:paragraph-properties fo:margin-left="0cm" fo:margin-right="0cm" fo:text-indent="0cm" style:auto-text-indent="false"/>
      <style:text-properties fo:color="#0000ff" style:font-name="DejaVu Serif" fo:font-size="9pt" style:text-underline-style="none" fo:font-weight="normal" style:font-size-asian="9pt" style:font-weight-asian="normal" style:font-size-complex="9pt" style:font-weight-complex="normal"/>
    </style:style>
    <style:style style:name="P11" style:family="paragraph" style:parent-style-name="Standard" style:list-style-name="L1"/>
    <style:style style:name="P12" style:family="paragraph" style:parent-style-name="Standard">
      <style:text-properties fo:color="#0000ff" style:font-name="DejaVu Serif" fo:font-size="9pt" style:text-underline-style="none" fo:font-weight="normal" style:font-size-asian="9pt" style:font-weight-asian="normal" style:font-size-complex="9pt" style:font-weight-complex="normal"/>
    </style:style>
    <style:style style:name="P13" style:family="paragraph" style:parent-style-name="Standard" style:list-style-name="L1">
      <style:text-properties fo:color="#0000ff" style:font-name="DejaVu Serif" fo:font-size="9pt" style:text-underline-style="none" fo:font-weight="normal" style:font-size-asian="9pt" style:font-weight-asian="normal" style:font-size-complex="9pt" style:font-weight-complex="normal"/>
    </style:style>
    <style:style style:name="P14" style:family="paragraph" style:parent-style-name="Standard" style:list-style-name="L2">
      <style:text-properties fo:color="#0000ff" style:font-name="DejaVu Serif" fo:font-size="9pt" style:text-underline-style="none" fo:font-weight="normal" style:font-size-asian="9pt" style:font-weight-asian="normal" style:font-size-complex="9pt" style:font-weight-complex="normal"/>
    </style:style>
    <style:style style:name="P15" style:family="paragraph" style:parent-style-name="Standard" style:list-style-name="L2">
      <style:text-properties fo:color="#0000ff" style:font-name="DejaVu Serif"/>
    </style:style>
    <style:style style:name="P16" style:family="paragraph" style:parent-style-name="Standard">
      <style:text-properties fo:color="#0000ff" style:font-name="DejaVu Serif"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list-style-name="L2">
      <style:text-properties style:font-name="DejaVu Serif"/>
    </style:style>
    <style:style style:name="P18" style:family="paragraph" style:parent-style-name="Standard" style:list-style-name="L1">
      <style:paragraph-properties fo:margin-left="3.752cm" fo:margin-right="0cm" fo:text-indent="-0.635cm" style:auto-text-indent="false"/>
      <style:text-properties fo:color="#0000ff" style:font-name="DejaVu Serif" fo:font-size="9pt" style:text-underline-style="none" fo:font-weight="normal" style:font-size-asian="9pt" style:font-weight-asian="normal" style:font-size-complex="9pt" style:font-weight-complex="normal"/>
    </style:style>
    <style:style style:name="P19" style:family="paragraph" style:parent-style-name="Standard" style:list-style-name="L2">
      <style:paragraph-properties fo:margin-left="3.752cm" fo:margin-right="0cm" fo:text-indent="-0.635cm" style:auto-text-indent="false"/>
      <style:text-properties fo:color="#0000ff" style:font-name="DejaVu Serif" fo:font-size="9pt" style:text-underline-style="none" fo:font-weight="normal" style:font-size-asian="9pt" style:font-weight-asian="normal" style:font-size-complex="9pt" style:font-weight-complex="normal"/>
    </style:style>
    <style:style style:name="P20" style:family="paragraph" style:parent-style-name="Standard" style:list-style-name="L2">
      <style:paragraph-properties fo:margin-left="3.752cm" fo:margin-right="0cm" fo:text-indent="-0.635cm" style:auto-text-indent="false"/>
      <style:text-properties fo:color="#0000ff" style:font-name="DejaVu Serif" fo:font-size="9pt" style:font-size-asian="9pt" style:font-size-complex="9pt"/>
    </style:style>
    <style:style style:name="P21" style:family="paragraph" style:parent-style-name="Standard" style:list-style-name="L1">
      <style:paragraph-properties fo:margin-left="3.752cm" fo:margin-right="0cm" fo:text-indent="-0.635cm" style:auto-text-indent="false"/>
      <style:text-properties fo:color="#000080" style:font-name="DejaVu Serif" fo:font-size="9pt" style:text-underline-style="none" fo:font-weight="bold" style:font-size-asian="9pt" style:font-weight-asian="bold" style:font-size-complex="9pt" style:font-weight-complex="bold"/>
    </style:style>
    <style:style style:name="P22" style:family="paragraph" style:parent-style-name="Standard" style:list-style-name="L1">
      <style:paragraph-properties fo:margin-left="5.002cm" fo:margin-right="0cm" fo:text-indent="-0.635cm" style:auto-text-indent="false"/>
      <style:text-properties fo:color="#000080" style:font-name="DejaVu Serif" fo:font-size="9pt" style:text-underline-style="none" fo:font-weight="bold" style:font-size-asian="9pt" style:font-weight-asian="bold" style:font-size-complex="9pt" style:font-weight-complex="bold"/>
    </style:style>
    <style:style style:name="P23" style:family="paragraph" style:parent-style-name="Standard" style:list-style-name="L2">
      <style:paragraph-properties fo:margin-left="5.002cm" fo:margin-right="0cm" fo:text-indent="-0.635cm" style:auto-text-indent="false"/>
      <style:text-properties fo:color="#000080" style:font-name="DejaVu Serif" fo:font-size="9pt" style:text-underline-style="none" fo:font-weight="normal" style:font-size-asian="9pt" style:font-weight-asian="normal" style:font-size-complex="9pt" style:font-weight-complex="normal"/>
    </style:style>
    <style:style style:name="P24" style:family="paragraph" style:parent-style-name="Standard" style:list-style-name="L2">
      <style:paragraph-properties fo:margin-left="5.002cm" fo:margin-right="0cm" fo:text-indent="-0.635cm" style:auto-text-indent="false"/>
      <style:text-properties fo:color="#000080" style:font-name="DejaVu Serif" fo:font-size="9pt" style:text-underline-style="none" fo:font-weight="normal" style:font-name-asian="Monospace" style:font-size-asian="9pt" style:font-weight-asian="normal" style:font-name-complex="Monospace" style:font-size-complex="9pt" style:font-weight-complex="normal"/>
    </style:style>
    <style:style style:name="P25" style:family="paragraph" style:parent-style-name="Standard" style:list-style-name="L2">
      <style:paragraph-properties fo:margin-left="5.002cm" fo:margin-right="0cm" fo:text-align="start" style:justify-single-word="false" fo:text-indent="-0.635cm" style:auto-text-indent="false" style:text-autospace="none"/>
      <style:text-properties fo:color="#000080" style:font-name="DejaVu Serif" fo:font-size="9pt" style:font-name-asian="Monospace" style:font-size-asian="9pt" style:font-name-complex="Monospace" style:font-size-complex="9pt"/>
    </style:style>
    <style:style style:name="P26" style:family="paragraph" style:parent-style-name="Standard" style:list-style-name="L2">
      <style:paragraph-properties fo:margin-left="5.002cm" fo:margin-right="0cm" fo:text-indent="-0.635cm" style:auto-text-indent="false"/>
      <style:text-properties fo:color="#0000ff" style:font-name="DejaVu Serif" fo:font-size="9pt" style:text-underline-style="none" fo:font-weight="normal" style:font-size-asian="9pt" style:font-weight-asian="normal" style:font-size-complex="9pt" style:font-weight-complex="normal"/>
    </style:style>
    <style:style style:name="P27" style:family="paragraph" style:parent-style-name="Standard" style:list-style-name="L2">
      <style:paragraph-properties fo:margin-left="5.002cm" fo:margin-right="0cm" fo:text-align="start" style:justify-single-word="false" fo:text-indent="-0.635cm" style:auto-text-indent="false" style:text-autospace="none"/>
      <style:text-properties style:font-name="DejaVu Serif"/>
    </style:style>
    <style:style style:name="P28" style:family="paragraph" style:parent-style-name="Standard" style:list-style-name="L2">
      <style:paragraph-properties fo:margin-left="5.002cm" fo:margin-right="0cm" fo:text-align="start" style:justify-single-word="false" fo:text-indent="-0.635cm" style:auto-text-indent="false" style:text-autospace="none"/>
    </style:style>
    <style:style style:name="P29" style:family="paragraph" style:parent-style-name="Standard" style:list-style-name="L2">
      <style:paragraph-properties fo:margin-left="5.002cm" fo:margin-right="0cm" fo:text-indent="0cm" style:auto-text-indent="false"/>
      <style:text-properties fo:color="#000080" style:font-name="DejaVu Serif" fo:font-size="9pt" style:text-underline-style="none" fo:font-weight="normal" style:font-name-asian="Monospace" style:font-size-asian="9pt" style:font-weight-asian="normal" style:font-name-complex="Monospace" style:font-size-complex="9pt" style:font-weight-complex="normal"/>
    </style:style>
    <style:style style:name="P30" style:family="paragraph" style:parent-style-name="Standard" style:list-style-name="L3">
      <style:paragraph-properties fo:margin-left="5.002cm" fo:margin-right="0cm" fo:text-align="start" style:justify-single-word="false" fo:text-indent="0cm" style:auto-text-indent="false" style:text-autospace="none"/>
      <style:text-properties fo:color="#000080" style:font-name="DejaVu Serif" fo:font-size="9pt" style:font-name-asian="Monospace" style:font-size-asian="9pt" style:font-name-complex="Monospace" style:font-size-complex="9pt"/>
    </style:style>
    <style:style style:name="P31" style:family="paragraph" style:parent-style-name="Standard" style:list-style-name="L2">
      <style:paragraph-properties fo:margin-left="5.002cm" fo:margin-right="0cm" fo:text-align="start" style:justify-single-word="false" fo:text-indent="0cm" style:auto-text-indent="false" style:text-autospace="none"/>
      <style:text-properties fo:color="#000080" style:font-name="DejaVu Serif" fo:font-size="9pt" style:font-name-asian="Monospace" style:font-size-asian="9pt" style:font-name-complex="Monospace" style:font-size-complex="9pt"/>
    </style:style>
    <style:style style:name="P32" style:family="paragraph" style:parent-style-name="Standard" style:list-style-name="L2">
      <style:paragraph-properties fo:break-before="page"/>
      <style:text-properties fo:color="#0000ff" style:font-name="DejaVu Serif" fo:font-size="9pt" style:text-underline-style="none" fo:font-weight="normal" style:font-size-asian="9pt" style:font-weight-asian="normal" style:font-size-complex="9pt" style:font-weight-complex="normal"/>
    </style:style>
    <style:style style:name="P33" style:family="paragraph" style:parent-style-name="Standard" style:list-style-name="L2">
      <style:paragraph-properties fo:break-before="page"/>
      <style:text-properties style:font-name="DejaVu Serif"/>
    </style:style>
    <style:style style:name="T1" style:family="text">
      <style:text-properties fo:font-size="9pt" fo:font-weight="bold" style:font-size-asian="9pt" style:font-size-complex="9pt" style:font-weight-complex="bold"/>
    </style:style>
    <style:style style:name="T2" style:family="text">
      <style:text-properties fo:font-size="9pt" style:text-underline-style="none" fo:font-weight="normal" style:font-size-asian="9pt" style:font-weight-asian="normal" style:font-size-complex="9pt"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ff" fo:font-size="9pt" style:text-underline-style="none" fo:font-weight="normal" style:font-size-asian="9pt" style:font-weight-asian="normal" style:font-size-complex="9pt" style:font-weight-complex="normal"/>
    </style:style>
    <style:style style:name="T7" style:family="text">
      <style:text-properties fo:color="#0000ff" fo:font-size="9pt" fo:font-style="italic" style:text-underline-style="none" fo:font-weight="normal" style:font-size-asian="9pt" style:font-style-asian="italic" style:font-weight-asian="normal" style:font-size-complex="9pt" style:font-style-complex="italic" style:font-weight-complex="normal"/>
    </style:style>
    <style:style style:name="T8" style:family="text">
      <style:text-properties fo:color="#0000ff" style:font-name="DejaVu Serif" fo:font-size="9pt" style:text-underline-style="none" fo:font-weight="normal" style:font-size-asian="9pt" style:font-weight-asian="normal" style:font-size-complex="9pt" style:font-weight-complex="normal"/>
    </style:style>
    <style:style style:name="T9" style:family="text">
      <style:text-properties fo:color="#0000ff" style:font-name="DejaVu Serif" fo:font-size="9pt" fo:font-style="italic" style:text-underline-style="none" fo:font-weight="bold" style:font-size-asian="9pt" style:font-style-asian="italic" style:font-weight-asian="bold" style:font-size-complex="9pt" style:font-style-complex="italic" style:font-weight-complex="bold"/>
    </style:style>
    <style:style style:name="T10" style:family="text">
      <style:text-properties fo:color="#0000ff" style:text-underline-style="non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000080" fo:font-size="9pt" style:font-name-asian="Monospace" style:font-size-asian="9pt" style:font-name-complex="Monospace" style:font-size-complex="9pt"/>
    </style:style>
    <style:style style:name="T13" style:family="text">
      <style:text-properties fo:color="#000080" style:font-name="DejaVu Serif" fo:font-size="9pt" style:font-name-asian="Monospace" style:font-size-asian="9pt" style:font-name-complex="Monospace" style:font-size-complex="9pt"/>
    </style:style>
    <style:style style:name="T14" style:family="text">
      <style:text-properties fo:color="#000080" style:font-name="DejaVu Serif" fo:font-size="9pt" fo:font-weight="bold" style:font-name-asian="Monospace" style:font-size-asian="9pt" style:font-weight-asian="bold" style:font-name-complex="Monospace" style:font-size-complex="9pt" style:font-weight-complex="bold"/>
    </style:style>
    <style:style style:name="T15" style:family="text">
      <style:text-properties fo:color="#000080" style:font-name="DejaVu Serif" fo:font-size="9pt" style:text-underline-style="none" fo:font-weight="bold" style:font-name-asian="Monospace" style:font-size-asian="9pt" style:font-weight-asian="bold" style:font-name-complex="Monospace" style:font-size-complex="9pt" style:font-weight-complex="bold"/>
    </style:style>
    <style:style style:name="T16" style:family="text">
      <style:text-properties fo:color="#000080" style:font-name="DejaVu Serif" fo:font-size="9pt" style:text-underline-style="none" fo:font-weight="normal" style:font-name-asian="Monospace" style:font-size-asian="9pt" style:font-weight-asian="normal" style:font-name-complex="Monospace" style:font-size-complex="9pt" style:font-weight-complex="normal"/>
    </style:style>
    <style:style style:name="T17" style:family="text">
      <style:text-properties style:font-name="DejaVu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ramming Style – An Artistic Endeavor</text:p>
      <text:p text:style-name="P2"/>
      <text:p text:style-name="P16">Artistic Fullfillment</text:p>
      <text:p text:style-name="P4"/>
      <text:p text:style-name="P4">I have found over the years that for a professional software developer there is a true sense of artistic fullfillment that comes with creating an elegant solution to a complex problem; a well thought out and well implemented algorithm. <text:s/>Not just a well written piece of code, but a well designed and presented solution. <text:s/>By 'well designed' I imply not only an elegant coding solution, but also pleasant looking code; easier to read and maintain, not cluttered and having a consistent style.</text:p>
      <text:p text:style-name="P4"/>
      <text:p text:style-name="P4">With the potential of more than one developer creating code modules for a code library, and to fullfill the goal of consistency in style, it makes sense to describe the desired elements of coding style.</text:p>
      <text:p text:style-name="P4"/>
      <text:p text:style-name="P16">Elements of PHPTestLib Style</text:p>
      <text:p text:style-name="P4"/>
      <text:p text:style-name="P4">Rather than a statement of rigid programming rules, this is a statement of recommended and preferred coding methods. <text:s/>Outside of the <text:span text:style-name="T11">PHPTestLib</text:span> library, these suggestions need not apply. <text:s/>However, in order to lend a certain amount of coherent structure to the library classes, these preferred methods will be adhered to as much as possible in the creation of code to be placed in the library.</text:p>
      <text:p text:style-name="P4"/>
      <text:p text:style-name="P4">I will probably, and inevitably, deviate from these preferred methods from time to time. <text:s/>I will make every attempt to follow the stated methods, and to correct my coding when I recognize, or have had pointed out to me, my lack of artistic rigor.</text:p>
      <text:p text:style-name="P4"/>
      <text:p text:style-name="P5">Code Layout</text:p>
      <text:p text:style-name="P6">Some simple rules which should be followed when creating your class code for inclusion in the <text:span text:style-name="T11">PHPTestLib</text:span> library:</text:p>
      <text:p text:style-name="P6"/>
      <text:list xml:id="list1265926354" text:style-name="L1">
        <text:list-item>
          <text:p text:style-name="P13">Limit statements to a single statement per line. <text:s/>A statement may extend to multiple lines, but any additional statements should begin on a new line. <text:s/>This makes it easier to troubleshooting when using a debugger;</text:p>
          <text:p text:style-name="P13"/>
        </text:list-item>
        <text:list-item>
          <text:p text:style-name="P13">For <text:span text:style-name="T11">all</text:span> block statement constructs, the opening brace should appear on a line all by itself and aligned with the controlling statement (such as – if, else, switch, ...). <text:s/>Statements within the block should be indented a minimum of 4 spaces, or 1 tab position. <text:s/>The closing statement should be on a line all by itself and aligned with the opening brace in the same block. <text:s/>Once again, this makes it easier to troubleshoot with a debugger;</text:p>
          <text:p text:style-name="P13"/>
        </text:list-item>
        <text:list-item>
          <text:p text:style-name="P13">For all conditional control statements (such as if, else, elseif, ...), the statement following the conditional statement should be enclosed within a statement block. <text:s/>For example,</text:p>
          <text:p text:style-name="P18"/>
          <text:p text:style-name="P21">if ($a == $b)</text:p>
          <text:p text:style-name="P21">{</text:p>
          <text:p text:style-name="P22">performSomeFunction();</text:p>
          <text:p text:style-name="P21">}</text:p>
          <text:p text:style-name="P21">else</text:p>
          <text:p text:style-name="P21">{</text:p>
          <text:p text:style-name="P22">performSomeOtherFunction();</text:p>
          <text:p text:style-name="P21">}</text:p>
        </text:list-item>
      </text:list>
      <text:p text:style-name="P7"/>
      <text:p text:style-name="P7">Once again, this will aid in troubleshooting while using a debugger;</text:p>
      <text:list xml:id="list1492420614" text:continue-numbering="true" text:style-name="L1">
        <text:list-header>
          <text:p text:style-name="P13"/>
        </text:list-header>
        <text:list-item>
          <text:p text:style-name="P11"><text:span text:style-name="T8">Within a class file, the class, all class variables and class methods should be preceeded by a document block which is compatible with </text:span><text:span text:style-name="T9">phpDocumentor</text:span><text:span text:style-name="T8"> format (refer to the phpDocumentor web site at </text:span><text:a xlink:type="simple" xlink:href="http://phpdoc.org/"><text:span text:style-name="T17">http://phpdoc.org/</text:span></text:a><text:span text:style-name="T8"> for details).</text:span></text:p>
          <text:p text:style-name="P13"/>
        </text:list-item>
      </text:list>
      <text:p text:style-name="P12"/>
      <text:list xml:id="list1341154086" text:style-name="L2">
        <text:list-item>
          <text:p text:style-name="P32">All class files should start with a document block containing, at a minimum, the following statement of license:</text:p>
          <text:p text:style-name="P14"/>
          <text:p text:style-name="P29">/*</text:p>
        </text:list-item>
      </text:list>
      <text:p text:style-name="P8"><text:s/>* PHPTestLib is copyright © 2012. EarthWalk Software.</text:p>
      <text:p text:style-name="P8"><text:s/>* Licensed under the Academic Free License version 3.0.</text:p>
      <text:p text:style-name="P8"><text:s/>* Refer to the License file provided with the source.</text:p>
      <text:p text:style-name="P8"><text:s/>*/</text:p>
      <text:p text:style-name="P9"/>
      <text:list xml:id="list2030453233" text:continue-numbering="true" text:style-name="L2">
        <text:list-item>
          <text:p text:style-name="P14">All class declarations shoud be preceeded by a document block containing, at a minimum, the following:</text:p>
          <text:p text:style-name="P14"/>
          <text:p text:style-name="P29">/**</text:p>
        </text:list-item>
      </text:list>
      <text:p text:style-name="P8"><text:s/>* &lt;namespace\class name&gt;</text:p>
      <text:p text:style-name="P8"><text:s/>*</text:p>
      <text:p text:style-name="P8"><text:s/>* &lt;short description&gt;</text:p>
      <text:p text:style-name="P8"><text:s/>* <text:span text:style-name="T11">@author</text:span> &lt;your name&gt;</text:p>
      <text:p text:style-name="P8"><text:s/>* <text:span text:style-name="T11">@version</text:span> 1.0</text:p>
      <text:p text:style-name="P8"><text:s/>* <text:span text:style-name="T11">@copyright</text:span> © 2012. EarthWalk Software.</text:p>
      <text:list xml:id="list852853421" text:style-name="L3">
        <text:list-header>
          <text:p text:style-name="P30"><text:span text:style-name="T11"><text:s/></text:span><text:span text:style-name="T5">*</text:span><text:span text:style-name="T11"> @license</text:span> Licensed under the Academic Free License version 3.0.</text:p>
          <text:p text:style-name="P30"><text:s/>* <text:span text:style-name="T11">@category</text:span> PHPTestLib</text:p>
        </text:list-header>
      </text:list>
      <text:p text:style-name="P8"><text:s/>* <text:span text:style-name="T11">@package</text:span> &lt;class namespace&gt;</text:p>
      <text:p text:style-name="P8"><text:s/>* <text:span text:style-name="T11">@subpackage</text:span> &lt;unqualified class name&gt;</text:p>
      <text:p text:style-name="P8"><text:s/>* </text:p>
      <text:p text:style-name="P8"><text:s/>* &lt;detailed description&gt;</text:p>
      <text:p text:style-name="P8"><text:s/>*/</text:p>
      <text:list xml:id="list1801361121" text:continue-list="list2030453233" text:style-name="L2">
        <text:list-header>
          <text:p text:style-name="P23"/>
          <text:p text:style-name="P14">For example, a class named Autoload in the <text:span text:style-name="T11">PHPTestLib</text:span> namespace written by me might containing the following class documentation block:</text:p>
          <text:p text:style-name="P14"/>
          <text:p text:style-name="P24">/**</text:p>
          <text:p text:style-name="P25"><text:s/>* PHPTestLib\Autoload\SimpleLoader</text:p>
          <text:p text:style-name="P25"><text:s/>*</text:p>
          <text:p text:style-name="P25"><text:s/>* An simple autoloader class for the PHPTestLib library classes</text:p>
          <text:p text:style-name="P25"><text:s/>* <text:span text:style-name="T11">@author </text:span><text:span text:style-name="T5">Jay Wheeler.</text:span></text:p>
          <text:p text:style-name="P25"><text:s/>* <text:span text:style-name="T11">@version</text:span> 1.0</text:p>
          <text:p text:style-name="P25"><text:s/>* <text:span text:style-name="T11">@copyright</text:span> © 2012. EarthWalk Software.</text:p>
          <text:p text:style-name="P25"><text:span text:style-name="T11"><text:s/></text:span><text:span text:style-name="T5">*</text:span><text:span text:style-name="T11"> @license</text:span> Licensed under the Academic Free License version 3.0.</text:p>
          <text:p text:style-name="P25"><text:s/>* <text:span text:style-name="T11">@category</text:span> PHPTestLib</text:p>
          <text:p text:style-name="P25"><text:s/>* <text:span text:style-name="T11">@package</text:span> Autoload</text:p>
          <text:p text:style-name="P25"><text:s/>* <text:span text:style-name="T11">@subpackage</text:span> SimpleLoader</text:p>
          <text:p text:style-name="P25"><text:s/>* </text:p>
          <text:p text:style-name="P25"><text:s/>* The SimpleLoader class implements the spl_autoload function to ,,,</text:p>
          <text:p text:style-name="P25"><text:s/>*/</text:p>
          <text:p text:style-name="P23">public function SimpleLoader()</text:p>
          <text:p text:style-name="P23"/>
        </text:list-header>
        <text:list-item>
          <text:p text:style-name="P14">All class variables should be preceeded by a document block containing, at a minimum, the following information:</text:p>
          <text:p text:style-name="P14"/>
          <text:p text:style-name="P24">/**</text:p>
          <text:p text:style-name="P25"><text:s/>* &lt;variable name (without $ character)</text:p>
          <text:p text:style-name="P25"><text:s/>*</text:p>
          <text:p text:style-name="P25"><text:s/>* Description of the intended use of the variable</text:p>
          <text:p text:style-name="P25"><text:s/>* <text:span text:style-name="T11">@var </text:span><text:span text:style-name="T5">&lt;access type&gt; &lt;variable type&gt; &lt;variable name (with $ character)&gt;.</text:span></text:p>
          <text:p text:style-name="P25"><text:s/>*/</text:p>
          <text:p text:style-name="P25">&lt;variable name&gt; [= &lt;initializer&gt;]</text:p>
          <text:p text:style-name="P26"/>
          <text:p text:style-name="P17"><text:span text:style-name="T6"/></text:p>
          <text:p text:style-name="P33"><text:span text:style-name="T6">For example, an integer variable named </text:span><text:span text:style-name="T7">$counter</text:span><text:span text:style-name="T6"> might be declared as:</text:span></text:p>
          <text:p text:style-name="P26"/>
          <text:p text:style-name="P24">/**</text:p>
          <text:p text:style-name="P25"><text:s/>* counter</text:p>
          <text:p text:style-name="P25"><text:s/>*</text:p>
          <text:p text:style-name="P25"><text:s/>* A general purpose counter</text:p>
          <text:p text:style-name="P25"><text:s/>* <text:span text:style-name="T11">@var </text:span><text:span text:style-name="T5">integer $counter.</text:span></text:p>
          <text:p text:style-name="P25"><text:s/>*/</text:p>
          <text:p text:style-name="P25">private $counter = null;</text:p>
          <text:p text:style-name="P26"/>
        </text:list-item>
        <text:list-item>
          <text:p text:style-name="P15"><text:span text:style-name="T2">All class methods should be preceeded by a document block containing, at a minimum, a description of the method's purpose, a list and explanation of each input parameter, and the type and description of returned values. <text:s/>In additon, if the method throws exception(s), a list of the </text:span><text:span text:style-name="T2">expected exceptions.</text:span></text:p>
          <text:p text:style-name="P14"/>
          <text:p text:style-name="P24">/**</text:p>
          <text:p text:style-name="P25"><text:s/>* &lt;method name&gt;</text:p>
          <text:p text:style-name="P25"><text:s/>*</text:p>
          <text:p text:style-name="P25"><text:s/>* &lt;short description&gt;</text:p>
          <text:p text:style-name="P25"><text:s/>* <text:span text:style-name="T11">@author </text:span><text:span text:style-name="T5">&lt;method author&gt;.</text:span></text:p>
          <text:p text:style-name="P25"><text:s/>* <text:span text:style-name="T11">@version</text:span> 1.0</text:p>
          <text:p text:style-name="P25"><text:s/>* <text:span text:style-name="T11">@param </text:span><text:span text:style-name="T5">&lt;variable type&gt; &lt;parameter name&gt; = &lt;parameter description&gt;</text:span></text:p>
          <text:p text:style-name="P25"><text:s/>* <text:span text:style-name="T11">@return</text:span> &lt;variable type&gt; &lt;return value description&gt;</text:p>
          <text:p text:style-name="P25"><text:s/>* <text:span text:style-name="T11">@throws</text:span> &lt;type of exception thrown&gt;, ...</text:p>
          <text:p text:style-name="P31"><text:s/>* </text:p>
          <text:p text:style-name="P25"><text:s/>* &lt;detailed explanation of the method&gt;</text:p>
          <text:p text:style-name="P25"><text:s/>*/</text:p>
          <text:p text:style-name="P23"/>
          <text:p text:style-name="P14">For example, a method named 'loadClass' written by me that accepts a string ($string) and a flag ($flag) upon input, returns a boolean indicating the result of the method, and throws a <text:span text:style-name="T11">PHPTestLib</text:span> exception, might be documented as follows:</text:p>
          <text:p text:style-name="P26"/>
          <text:p text:style-name="P24">/**</text:p>
          <text:p text:style-name="P25"><text:s/>* loadClass</text:p>
          <text:p text:style-name="P25"><text:s/>*</text:p>
          <text:p text:style-name="P25"><text:s/>* Loads the requested class if the flag is true, reports on class existence if flag is false</text:p>
          <text:p text:style-name="P25"><text:s/>* <text:span text:style-name="T11">@author </text:span><text:span text:style-name="T5">Jay Wheeler.</text:span></text:p>
          <text:p text:style-name="P25"><text:s/>* <text:span text:style-name="T11">@version</text:span> 1.0</text:p>
          <text:p text:style-name="P25"><text:s/>* <text:span text:style-name="T11">@param </text:span><text:span text:style-name="T5">string $string = name of the class to load</text:span></text:p>
          <text:p text:style-name="P25"><text:s/>* <text:span text:style-name="T11">@param </text:span><text:span text:style-name="T5">boolean $flag = true to load the class, false to report on class existence</text:span></text:p>
          <text:p text:style-name="P27"><text:span text:style-name="T12"><text:s/>* </text:span>@return<text:span text:style-name="T12"> boolean true = successful, false = class does not exist</text:span></text:p>
          <text:p text:style-name="P28"><text:span text:style-name="T13"><text:s/>* </text:span><text:span text:style-name="T14">@throws</text:span><text:span text:style-name="T13"> </text:span><text:span text:style-name="T16">PHPTestLib</text:span><text:span text:style-name="T13">\Exception</text:span></text:p>
          <text:p text:style-name="P25"><text:s/>*/</text:p>
          <text:p text:style-name="P23">public function loadClass($string, $flag)</text:p>
          <text:p text:style-name="P19"/>
        </text:list-item>
        <text:list-item>
          <text:p text:style-name="P20"><text:span text:style-name="T3">All comments and documentation contained within a class method should use only the </text:span><text:span text:style-name="T4">//</text:span><text:span text:style-name="T3"> comment style. <text:s/>This will make it easier to troubleshoot by allowing for the free use of the block comment (</text:span><text:span text:style-name="T4">/* ... */</text:span><text:span text:style-name="T3">) to temporarily remove blocks of code while debugging; and</text:span></text:p>
        </text:list-item>
      </text:list>
      <text:p text:style-name="P10"/>
      <text:list xml:id="list743602682" text:continue-list="list1492420614" text:style-name="L1">
        <text:list-item>
          <text:p text:style-name="P13">Names should be meaningful and, at least to some extent, self-descriptive. <text:s/>Using single character variables, unless it is really appropriate to do so (such as using $x to indicate the x-direction on a graph), should be avoided for more descriptive names for variables and methods.</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fo:color="#0000ff" style:font-name="Liberation Sans" fo:font-size="9pt" style:font-size-asian="9pt" style:font-size-complex="9pt"/>
    </style:style>
    <style:style style:name="Bullet_20_Symbols" style:display-name="Bullet Symbols" style:family="text">
      <style:text-properties fo:color="#0000ff" style:font-name="OpenSymbol" fo:font-size="9pt" style:font-name-asian="OpenSymbol" style:font-size-asian="9pt" style:font-name-complex="Open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Caption_20_characters" style:display-name="Caption character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ff" style:font-weight-asian="normal"/>
    </style:style>
    <style:style style:name="MT1" style:family="text">
      <style:text-properties fo:font-size="9pt" fo:font-weight="bold" style:font-size-asian="9pt" style:font-size-complex="9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PHPTestLib - 1.5 Programming Style<text:tab/></text:span><text:span text:style-name="MT1"><text:page-number text:select-page="current">2</text:page-number></text:span><text:span text:style-name="MT1"><text:tab/></text:span><text:span text:style-name="MT1"><text:date style:data-style-name="N76" text:date-value="2012-11-21T22:28:24">November 21, 2012</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1-12T23:10:07</meta:creation-date>
    <dc:date>2012-11-21T22:28:24</dc:date>
    <dc:creator>Jay Wheeler</dc:creator>
    <meta:editing-duration>PT11H39M53S</meta:editing-duration>
    <meta:editing-cycles>14</meta:editing-cycles>
    <meta:generator>OpenOffice.org/3.2$Linux OpenOffice.org_project/320m12$Build-9483</meta:generator>
    <meta:document-statistic meta:table-count="0" meta:image-count="0" meta:object-count="0" meta:page-count="3" meta:paragraph-count="104" meta:word-count="1103" meta:character-count="6406"/>
  </office:meta>
</office:document-meta>
</file>